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Footer" style:family="table">
      <style:table-properties style:width="17cm" table:align="margins" style:may-break-between-rows="false"/>
    </style:style>
    <style:style style:name="Footer.A" style:family="table-column">
      <style:table-column-properties style:column-width="7.893cm" style:rel-column-width="4475*"/>
    </style:style>
    <style:style style:name="Footer.B" style:family="table-column">
      <style:table-column-properties style:column-width="0.706cm" style:rel-column-width="400*"/>
    </style:style>
    <style:style style:name="Footer.C" style:family="table-column">
      <style:table-column-properties style:column-width="8.401cm" style:rel-column-width="4763*"/>
    </style:style>
    <style:style style:name="Footer.1" style:family="table-row">
      <style:table-row-properties style:min-row-height="1.191cm"/>
    </style:style>
    <style:style style:name="P1" style:family="paragraph" style:parent-style-name="Standard">
      <style:paragraph-properties fo:text-align="center" style:justify-single-word="false"/>
      <style:text-properties officeooo:rsid="001ada87" officeooo:paragraph-rsid="001ada87"/>
    </style:style>
    <style:style style:name="P2" style:family="paragraph" style:parent-style-name="Table_20_Contents">
      <style:text-properties officeooo:paragraph-rsid="001ded0d"/>
    </style:style>
    <style:style style:name="P3" style:family="paragraph" style:parent-style-name="Table_20_Contents">
      <style:text-properties fo:font-size="10pt" style:font-size-asian="10pt" style:font-size-complex="10pt"/>
    </style:style>
    <style:style style:name="P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text-underline-style="solid" style:text-underline-width="auto" style:text-underline-color="font-color" fo:font-weight="bold" style:font-weight-asian="bold"/>
    </style:style>
    <style:style style:name="T2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Footer" table:style-name="Footer">
        <table:table-column table:style-name="Footer.A"/>
        <table:table-column table:style-name="Footer.B"/>
        <table:table-column table:style-name="Footer.C"/>
        <table:table-row table:style-name="Footer.1">
          <table:table-cell office:value-type="string">
            <text:p text:style-name="P2"><office:annotation><dc:creator>sge</dc:creator><dc:date>2017-04-27T10:47:44</dc:date><text:p text:style-name="P4"><text:span text:style-name="T2">do row with sender=view.get_sender()</text:span></text:p></office:annotation><text:text-input text:description="">sender['org_full_title']</text:text-input></text:p>
            <text:p text:style-name="P3">Lundi, Mardi et Jeudi de 8h–12h <text:s/>13h-16h30</text:p>
            <text:p text:style-name="P3">Vendredi 8h-12h <text:s/>13h-14h30</text:p>
          </table:table-cell>
          <table:table-cell office:value-type="string">
            <text:p text:style-name="Table_20_Contents"/>
          </table:table-cell>
          <table:table-cell office:value-type="string">
            <text:p text:style-name="Table_20_Contents"/>
          </table:table-cell>
        </table:table-row>
      </table:table>
      <text:p text:style-name="P1">http://www.macommune.b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ans_20_interligne" style:display-name="Sans interligne" style:family="paragraph">
      <style:paragraph-properties fo:orphans="2" fo:widows="2"/>
      <style:text-properties style:use-window-font-color="true" style:font-name="Calibri" fo:font-family="Calibri" style:font-family-generic="swiss" style:font-pitch="variable" fo:font-size="11pt" fo:language="fr" fo:country="BE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ge</meta:initial-creator>
    <meta:creation-date>2016-11-23T14:33:42.810005188</meta:creation-date>
    <meta:generator>LibreOffice/5.1.6.2$Linux_X86_64 LibreOffice_project/10m0$Build-2</meta:generator>
    <dc:date>2017-05-05T13:49:42.490125668</dc:date>
    <dc:creator>sge</dc:creator>
    <meta:editing-duration>PT13M</meta:editing-duration>
    <meta:editing-cycles>4</meta:editing-cycles>
    <meta:document-statistic meta:table-count="1" meta:image-count="0" meta:object-count="0" meta:page-count="1" meta:paragraph-count="4" meta:word-count="15" meta:character-count="117" meta:non-whitespace-character-count="107"/>
  </office:meta>
</office:document-meta>
</file>